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1174in" table:align="left"/>
    </style:style>
    <style:style style:name="Table1.A" style:family="table-column">
      <style:table-column-properties style:column-width="0.11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958in" table:align="left"/>
    </style:style>
    <style:style style:name="Table2.A" style:family="table-column">
      <style:table-column-properties style:column-width="2.195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535in" table:align="left"/>
    </style:style>
    <style:style style:name="Table3.A" style:family="table-column">
      <style:table-column-properties style:column-width="4.553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1174in" table:align="left"/>
    </style:style>
    <style:style style:name="Table4.A" style:family="table-column">
      <style:table-column-properties style:column-width="0.117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6875in" table:align="left"/>
    </style:style>
    <style:style style:name="Table5.A" style:family="table-column">
      <style:table-column-properties style:column-width="3.6875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8b550" officeooo:paragraph-rsid="0008b550"/>
    </style:style>
    <style:style style:name="P2" style:family="paragraph" style:parent-style-name="Standard">
      <style:text-properties fo:color="#a52a2a"/>
    </style:style>
    <style:style style:name="P3" style:family="paragraph" style:parent-style-name="Text_20_body">
      <style:text-properties officeooo:rsid="000a630a" officeooo:paragraph-rsid="000a630a"/>
    </style:style>
    <style:style style:name="P4" style:family="paragraph" style:parent-style-name="Text_20_body">
      <style:text-properties officeooo:rsid="000bde44" officeooo:paragraph-rsid="000bde44"/>
    </style:style>
    <style:style style:name="P5" style:family="paragraph" style:parent-style-name="Text_20_body">
      <style:text-properties officeooo:rsid="000ca6cc" officeooo:paragraph-rsid="000ca6cc"/>
    </style:style>
    <style:style style:name="P6" style:family="paragraph" style:parent-style-name="Text_20_body">
      <style:text-properties officeooo:paragraph-rsid="000da726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Preformatted_20_Text">
      <style:text-properties officeooo:rsid="000a630a" officeooo:paragraph-rsid="000a630a"/>
    </style:style>
    <style:style style:name="P9" style:family="paragraph" style:parent-style-name="Preformatted_20_Text">
      <style:text-properties officeooo:rsid="000ca6cc" officeooo:paragraph-rsid="000ca6cc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Standard">
      <style:text-properties officeooo:rsid="00113ea4" officeooo:paragraph-rsid="00113ea4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0.5pt"/>
    </style:style>
    <style:style style:name="P13" style:family="paragraph" style:parent-style-name="Preformatted_20_Text">
      <style:text-properties fo:color="#a9b7c6" style:font-name="Source Code Pro" fo:font-size="10.5pt" officeooo:rsid="00113ea4" officeooo:paragraph-rsid="00113ea4"/>
    </style:style>
    <style:style style:name="P1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Source Code Pro" fo:font-size="10.5pt"/>
    </style:style>
    <style:style style:name="T1" style:family="text">
      <style:text-properties fo:color="#0000cd"/>
    </style:style>
    <style:style style:name="T2" style:family="text">
      <style:text-properties fo:color="#ff0000"/>
    </style:style>
    <style:style style:name="T3" style:family="text">
      <style:text-properties officeooo:rsid="000da726"/>
    </style:style>
    <style:style style:name="T4" style:family="text">
      <style:text-properties officeooo:rsid="000f4f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rupal-javascript-behaviors"/>Drupal Javascript Behaviors</text:h>
      <text:p text:style-name="Standard"/>
      <text:p text:style-name="P11">Drupal </text:p>
      <text:p text:style-name="P11"/>
      <text:p text:style-name="P13">&lt;br&gt;</text:p>
      <text:p text:style-name="P12">#### Ever tried using jQuery.ready() in Drupal?</text:p>
      <text:p text:style-name="P14">#### Re-attach Drupal functionality to your own AJAXed content?</text:p>
      <text:p text:style-name="P11"/>
      <text:p text:style-name="Standard"/>
      <text:h text:style-name="Heading_20_2" text:outline-level="2"><text:span text:style-name="T4">Body</text:span> onload</text:h>
      <text:p text:style-name="P2"><text:bookmark-start text:name="__DdeLink__159_868839587"/><text:span text:style-name="T1">&lt;</text:span>body<text:span text:style-name="T2"> onload</text:span><text:span text:style-name="T1">="myFunction()"&gt;</text:span><text:bookmark-end text:name="__DdeLink__159_868839587"/></text:p>
      <text:p text:style-name="Text_20_body"/>
      <text:h text:style-name="Heading_20_2" text:outline-level="2"><text:bookmark-start text:name="__DdeLink__163_868839587"/>jQuery ready<text:bookmark-end text:name="__DdeLink__163_868839587"/></text:h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bookmark text:name="LC78"/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79"/>// Use the handy event callback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80"/>document.addEventListener( "DOMContentLoaded", completed )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bookmark text:name="LC81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82"/>// A fallback to window.onload, that will always work</text:p>
          </table:table-cell>
        </table:table-row>
      </table:table>
      <text:p text:style-name="Text_20_body">window.addEventListener( "load", completed );</text:p>
      <text:p text:style-name="Text_20_body"/>
      <text:p text:style-name="P3">gebruik:</text:p>
      <text:p text:style-name="P8"><text:bookmark-start text:name="__DdeLink__166_868839587"/><text:span text:style-name="Source_20_Text">$( document ).ready(function() {</text:span></text:p>
      <text:p text:style-name="Preformatted_20_Text"><text:span text:style-name="Source_20_Text"><text:s text:c="2"/>// Handler for .ready() called.</text:span></text:p>
      <text:p text:style-name="P10"><text:span text:style-name="Source_20_Text">});</text:span><text:bookmark-end text:name="__DdeLink__166_868839587"/></text:p>
      <text:p text:style-name="P8"><text:bookmark-start text:name="__DdeLink__169_868839587"/><text:span text:style-name="Source_20_Text">$(function() {</text:span></text:p>
      <text:p text:style-name="Preformatted_20_Text"><text:span text:style-name="Source_20_Text"><text:s text:c="2"/>// Handler for .ready() called.</text:span></text:p>
      <text:p text:style-name="P10"><text:span text:style-name="Source_20_Text">});</text:span><text:bookmark-end text:name="__DdeLink__169_868839587"/></text:p>
      <text:p text:style-name="P3"/>
      <text:h text:style-name="Heading_20_2" text:outline-level="2">Drupal behaviors</text:h>
      <text:p text:style-name="Preformatted_20_Text"><text:span text:style-name="Source_20_Text"/></text:p>
      <text:p text:style-name="Preformatted_20_Text"><text:span text:style-name="Source_20_Text">$build['#attached']['drupalSettings']['fluffiness']['cuddlySlider']['foo'] = 'bar';</text:span></text:p>
      <text:p text:style-name="Text_20_body"/>
      <text:p text:style-name="Text_20_body"/>
      <text:h text:style-name="Heading_20_3" text:outline-level="3">Context</text:h>
      <text:p text:style-name="P5">De context is het gedeelte van de DOM waarover de actie gaat. Bij het laden van de pagina is dat document. Bij ajax is het een stukje van de DOM.</text:p>
      <text:h text:style-name="Heading_20_3" text:outline-level="3"><text:soft-page-break/>drupalSettings</text:h>
      <text:p text:style-name="Standard"><text:span text:style-name="T3">Wordt aangehecht via json: </text:span>drupal-settings-json</text:p>
      <text:p text:style-name="P6"/>
      <text:p text:style-name="P4">interesant</text:p>
      <text:p text:style-name="P4"><text:a xlink:type="simple" xlink:href="https://www.drupal.org/project/behavior_weights" text:style-name="Internet_20_link" text:visited-style-name="Visited_20_Internet_20_Link">https://www.drupal.org/project/behavior_weights</text:a></text:p>
      <text:p text:style-name="P4"/>
      <text:p text:style-name="P5">voorbeeld:</text:p>
      <text:p text:style-name="P5"/>
      <text:p text:style-name="P5"/>
      <text:p text:style-name="P9"><text:span text:style-name="Source_20_Text">(function ($, Drupal) {</text:span></text:p>
      <text:p text:style-name="Preformatted_20_Text"><text:span text:style-name="Source_20_Text"><text:s text:c="2"/>Drupal.behaviors.myModuleBehavior = {</text:span></text:p>
      <text:p text:style-name="Preformatted_20_Text"><text:span text:style-name="Source_20_Text"><text:s text:c="4"/>attach: function (context, settings) {</text:span></text:p>
      <text:p text:style-name="Preformatted_20_Text"><text:span text:style-name="Source_20_Text"><text:s text:c="5"/>$(context).find('input.myCustomBehavior').once('myCustomBehavior').each(function () {</text:span></text:p>
      <text:p text:style-name="Preformatted_20_Text"><text:span text:style-name="Source_20_Text"><text:s text:c="6"/>// Apply the myCustomBehaviour effect to the elements only once.</text:span></text:p>
      <text:p text:style-name="Preformatted_20_Text"><text:span text:style-name="Source_20_Text"><text:s text:c="4"/>}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10"><text:span text:style-name="Source_20_Text">})(jQuery, Drupal)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5:59:52.642512939</meta:creation-date>
    <dc:date>2017-02-19T22:14:35.590057890</dc:date>
    <meta:editing-duration>PT50M21S</meta:editing-duration>
    <meta:editing-cycles>7</meta:editing-cycles>
    <meta:generator>LibreOffice/5.2.2.2$Linux_X86_64 LibreOffice_project/20m0$Build-2</meta:generator>
    <meta:document-statistic meta:table-count="5" meta:image-count="0" meta:object-count="0" meta:page-count="2" meta:paragraph-count="37" meta:word-count="144" meta:character-count="1191" meta:non-whitespace-character-count="1052"/>
  </office:meta>
</office:document-meta>
</file>